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16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91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9.9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Helvetica"/>
    </style:style>
    <style:style style:name="ce5" style:family="table-cell" style:parent-style-name="Default">
      <style:table-cell-properties fo:wrap-option="wrap"/>
      <style:text-properties style:font-name="Helvetica" style:font-name-asian="Arial Unicode MS" style:font-name-complex="Arial Unicode MS"/>
    </style:style>
    <style:style style:name="ce6" style:family="table-cell" style:parent-style-name="Default">
      <style:table-cell-properties fo:wrap-option="wrap"/>
      <style:text-properties style:font-name="Helvetica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2" table:default-cell-style-name="ce4"/>
        <table:table-row table:style-name="ro1">
          <table:table-cell table:style-name="ce3" office:value-type="string" calcext:value-type="string">
            <text:p>s2s_2019_03</text:p>
          </table:table-cell>
          <table:table-cell table:style-name="ce3" office:value-type="string" calcext:value-type="string">
            <text:p>Europe dataset</text:p>
          </table:table-cell>
          <table:table-cell table:style-name="ce5" table:formula="of:=SUM([.B1:.B$67])" office:value-type="float" office:value="11827393" calcext:value-type="float">
            <text:p>11827393</text:p>
          </table:table-cell>
          <table:table-cell table:style-name="ce7" office:value-type="string" calcext:value-type="string">
            <text:p>total segments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Teleseismic dataset</text:p>
          </table:table-cell>
          <table:table-cell table:style-name="ce6" table:formula="of:=SUM([.F1:.F$67])" office:value-type="float" office:value="3639107" calcext:value-type="float">
            <text:p>3639107</text:p>
          </table:table-cell>
          <table:table-cell table:style-name="ce7" office:value-type="string" calcext:value-type="string">
            <text:p>total segments</text:p>
          </table:table-cell>
          <table:table-cell table:style-name="ce6" office:value-type="string" calcext:value-type="string">
            <text:p>sod_chile</text:p>
          </table:table-cell>
          <table:table-cell table:style-name="ce6" office:value-type="string" calcext:value-type="string">
            <text:p>CX dataset</text:p>
          </table:table-cell>
          <table:table-cell table:style-name="ce6" table:formula="of:=SUM([.J1:.J$32])" office:value-type="float" office:value="156304" calcext:value-type="float">
            <text:p>156304</text:p>
          </table:table-cell>
          <table:table-cell table:style-name="ce6" office:value-type="string" calcext:value-type="string">
            <text:p>total segments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num segments</text:p>
          </table:table-cell>
          <table:table-cell table:style-name="ce6" office:value-type="string" calcext:value-type="string">
            <text:p>seg before – seg after</text:p>
          </table:table-cell>
          <table:table-cell table:style-name="ce6"/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num segments</text:p>
          </table:table-cell>
          <table:table-cell table:style-name="ce6" office:value-type="string" calcext:value-type="string">
            <text:p>seg before – seg after</text:p>
          </table:table-cell>
          <table:table-cell table:style-name="ce6"/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num segments</text:p>
          </table:table-cell>
          <table:table-cell table:style-name="ce6" office:value-type="string" calcext:value-type="string">
            <text:p>seg before – seg after</text:p>
          </table:table-cell>
          <table:table-cell table:style-name="ce6" table:number-columns-repeated="1013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3764" calcext:value-type="float">
            <text:p>13764</text:p>
          </table:table-cell>
          <table:table-cell table:number-columns-repeated="1014"/>
        </table:table-row>
        <table:table-row table:style-name="ro2"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249" calcext:value-type="float">
            <text:p>1249</text:p>
          </table:table-cell>
          <table:table-cell table:formula="of:=SUM([.B3:.B$3])-SUM([.B5:.B$67])" office:value-type="float" office:value="-11826096" calcext:value-type="float">
            <text:p>-1182609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459" calcext:value-type="float">
            <text:p>459</text:p>
          </table:table-cell>
          <table:table-cell table:formula="of:=SUM([.F3:.F$3])-SUM([.F5:.F$67])" office:value-type="float" office:value="-3637200" calcext:value-type="float">
            <text:p>-3637200</text:p>
          </table:table-cell>
          <table:table-cell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0521" calcext:value-type="float">
            <text:p>10521</text:p>
          </table:table-cell>
          <table:table-cell table:formula="of:=SUM([.J3:.J$3])-SUM([.J5:.J$32])" office:value-type="float" office:value="-118255" calcext:value-type="float">
            <text:p>-118255</text:p>
          </table:table-cell>
          <table:table-cell table:number-columns-repeated="1013"/>
        </table:table-row>
        <table:table-row table:style-name="ro2"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363" calcext:value-type="float">
            <text:p>1363</text:p>
          </table:table-cell>
          <table:table-cell table:formula="of:=SUM([.B4:.B$3])-SUM([.B6:.B$67])" office:value-type="float" office:value="-11823484" calcext:value-type="float">
            <text:p>-1182348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556" calcext:value-type="float">
            <text:p>556</text:p>
          </table:table-cell>
          <table:table-cell table:formula="of:=SUM([.F4:.F$3])-SUM([.F6:.F$67])" office:value-type="float" office:value="-3636185" calcext:value-type="float">
            <text:p>-3636185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9528" calcext:value-type="float">
            <text:p>9528</text:p>
          </table:table-cell>
          <table:table-cell table:formula="of:=SUM([.J4:.J$3])-SUM([.J6:.J$32])" office:value-type="float" office:value="-98206" calcext:value-type="float">
            <text:p>-98206</text:p>
          </table:table-cell>
          <table:table-cell table:number-columns-repeated="1013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938" calcext:value-type="float">
            <text:p>938</text:p>
          </table:table-cell>
          <table:table-cell table:formula="of:=SUM([.B5:.B$3])-SUM([.B7:.B$67])" office:value-type="float" office:value="-11821183" calcext:value-type="float">
            <text:p>-1182118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3361" calcext:value-type="float">
            <text:p>3361</text:p>
          </table:table-cell>
          <table:table-cell table:formula="of:=SUM([.F5:.F$3])-SUM([.F7:.F$67])" office:value-type="float" office:value="-3632268" calcext:value-type="float">
            <text:p>-3632268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8104" calcext:value-type="float">
            <text:p>8104</text:p>
          </table:table-cell>
          <table:table-cell table:formula="of:=SUM([.J5:.J$3])-SUM([.J7:.J$32])" office:value-type="float" office:value="-80574" calcext:value-type="float">
            <text:p>-80574</text:p>
          </table:table-cell>
          <table:table-cell table:number-columns-repeated="1013"/>
        </table:table-row>
        <table:table-row table:style-name="ro2"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536" calcext:value-type="float">
            <text:p>2536</text:p>
          </table:table-cell>
          <table:table-cell table:formula="of:=SUM([.B6:.B$3])-SUM([.B8:.B$67])" office:value-type="float" office:value="-11817709" calcext:value-type="float">
            <text:p>-118177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4375" calcext:value-type="float">
            <text:p>164375</text:p>
          </table:table-cell>
          <table:table-cell table:formula="of:=SUM([.F6:.F$3])-SUM([.F8:.F$67])" office:value-type="float" office:value="-3464532" calcext:value-type="float">
            <text:p>-3464532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7275" calcext:value-type="float">
            <text:p>7275</text:p>
          </table:table-cell>
          <table:table-cell table:formula="of:=SUM([.J6:.J$3])-SUM([.J8:.J$32])" office:value-type="float" office:value="-65195" calcext:value-type="float">
            <text:p>-65195</text:p>
          </table:table-cell>
          <table:table-cell table:number-columns-repeated="1013"/>
        </table:table-row>
        <table:table-row table:style-name="ro2"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1408" calcext:value-type="float">
            <text:p>1408</text:p>
          </table:table-cell>
          <table:table-cell table:formula="of:=SUM([.B7:.B$3])-SUM([.B9:.B$67])" office:value-type="float" office:value="-11813765" calcext:value-type="float">
            <text:p>-1181376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184801" calcext:value-type="float">
            <text:p>184801</text:p>
          </table:table-cell>
          <table:table-cell table:formula="of:=SUM([.F7:.F$3])-SUM([.F9:.F$67])" office:value-type="float" office:value="-3115356" calcext:value-type="float">
            <text:p>-3115356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5131" calcext:value-type="float">
            <text:p>15131</text:p>
          </table:table-cell>
          <table:table-cell table:formula="of:=SUM([.J7:.J$3])-SUM([.J9:.J$32])" office:value-type="float" office:value="-42789" calcext:value-type="float">
            <text:p>-42789</text:p>
          </table:table-cell>
          <table:table-cell table:number-columns-repeated="1013"/>
        </table:table-row>
        <table:table-row table:style-name="ro2"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70" calcext:value-type="float">
            <text:p>1470</text:p>
          </table:table-cell>
          <table:table-cell table:formula="of:=SUM([.B8:.B$3])-SUM([.B10:.B$67])" office:value-type="float" office:value="-11810887" calcext:value-type="float">
            <text:p>-1181088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190479" calcext:value-type="float">
            <text:p>190479</text:p>
          </table:table-cell>
          <table:table-cell table:formula="of:=SUM([.F8:.F$3])-SUM([.F10:.F$67])" office:value-type="float" office:value="-2740076" calcext:value-type="float">
            <text:p>-2740076</text:p>
          </table:table-cell>
          <table:table-cell/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14059" calcext:value-type="float">
            <text:p>14059</text:p>
          </table:table-cell>
          <table:table-cell table:formula="of:=SUM([.J8:.J$3])-SUM([.J10:.J$32])" office:value-type="float" office:value="-13599" calcext:value-type="float">
            <text:p>-13599</text:p>
          </table:table-cell>
          <table:table-cell table:number-columns-repeated="1013"/>
        </table:table-row>
        <table:table-row table:style-name="ro2"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4044" calcext:value-type="float">
            <text:p>4044</text:p>
          </table:table-cell>
          <table:table-cell table:formula="of:=SUM([.B9:.B$3])-SUM([.B11:.B$67])" office:value-type="float" office:value="-11805373" calcext:value-type="float">
            <text:p>-1180537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198719" calcext:value-type="float">
            <text:p>198719</text:p>
          </table:table-cell>
          <table:table-cell table:formula="of:=SUM([.F9:.F$3])-SUM([.F11:.F$67])" office:value-type="float" office:value="-2350878" calcext:value-type="float">
            <text:p>-2350878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1206" calcext:value-type="float">
            <text:p>11206</text:p>
          </table:table-cell>
          <table:table-cell table:formula="of:=SUM([.J9:.J$3])-SUM([.J11:.J$32])" office:value-type="float" office:value="11666" calcext:value-type="float">
            <text:p>11666</text:p>
          </table:table-cell>
          <table:table-cell table:number-columns-repeated="101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3664" calcext:value-type="float">
            <text:p>3664</text:p>
          </table:table-cell>
          <table:table-cell table:formula="of:=SUM([.B10:.B$3])-SUM([.B12:.B$67])" office:value-type="float" office:value="-11797665" calcext:value-type="float">
            <text:p>-1179766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68898" calcext:value-type="float">
            <text:p>168898</text:p>
          </table:table-cell>
          <table:table-cell table:formula="of:=SUM([.F10:.F$3])-SUM([.F12:.F$67])" office:value-type="float" office:value="-1983261" calcext:value-type="float">
            <text:p>-198326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9644" calcext:value-type="float">
            <text:p>9644</text:p>
          </table:table-cell>
          <table:table-cell table:formula="of:=SUM([.J10:.J$3])-SUM([.J12:.J$32])" office:value-type="float" office:value="32516" calcext:value-type="float">
            <text:p>32516</text:p>
          </table:table-cell>
          <table:table-cell table:number-columns-repeated="1013"/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6179" calcext:value-type="float">
            <text:p>6179</text:p>
          </table:table-cell>
          <table:table-cell table:formula="of:=SUM([.B11:.B$3])-SUM([.B13:.B$67])" office:value-type="float" office:value="-11787822" calcext:value-type="float">
            <text:p>-1178782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67550" calcext:value-type="float">
            <text:p>267550</text:p>
          </table:table-cell>
          <table:table-cell table:formula="of:=SUM([.F11:.F$3])-SUM([.F13:.F$67])" office:value-type="float" office:value="-1546813" calcext:value-type="float">
            <text:p>-1546813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8701" calcext:value-type="float">
            <text:p>8701</text:p>
          </table:table-cell>
          <table:table-cell table:formula="of:=SUM([.J11:.J$3])-SUM([.J13:.J$32])" office:value-type="float" office:value="50861" calcext:value-type="float">
            <text:p>50861</text:p>
          </table:table-cell>
          <table:table-cell table:number-columns-repeated="1013"/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2478" calcext:value-type="float">
            <text:p>12478</text:p>
          </table:table-cell>
          <table:table-cell table:formula="of:=SUM([.B12:.B$3])-SUM([.B14:.B$67])" office:value-type="float" office:value="-11769165" calcext:value-type="float">
            <text:p>-1176916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222112" calcext:value-type="float">
            <text:p>222112</text:p>
          </table:table-cell>
          <table:table-cell table:formula="of:=SUM([.F12:.F$3])-SUM([.F14:.F$67])" office:value-type="float" office:value="-1057151" calcext:value-type="float">
            <text:p>-1057151</text:p>
          </table:table-cell>
          <table:table-cell/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9798" calcext:value-type="float">
            <text:p>9798</text:p>
          </table:table-cell>
          <table:table-cell table:formula="of:=SUM([.J12:.J$3])-SUM([.J14:.J$32])" office:value-type="float" office:value="69360" calcext:value-type="float">
            <text:p>69360</text:p>
          </table:table-cell>
          <table:table-cell table:number-columns-repeated="1013"/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5452" calcext:value-type="float">
            <text:p>15452</text:p>
          </table:table-cell>
          <table:table-cell table:formula="of:=SUM([.B13:.B$3])-SUM([.B15:.B$67])" office:value-type="float" office:value="-11741235" calcext:value-type="float">
            <text:p>-1174123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02910" calcext:value-type="float">
            <text:p>302910</text:p>
          </table:table-cell>
          <table:table-cell table:formula="of:=SUM([.F13:.F$3])-SUM([.F15:.F$67])" office:value-type="float" office:value="-532129" calcext:value-type="float">
            <text:p>-532129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6115" calcext:value-type="float">
            <text:p>6115</text:p>
          </table:table-cell>
          <table:table-cell table:formula="of:=SUM([.J13:.J$3])-SUM([.J15:.J$32])" office:value-type="float" office:value="85273" calcext:value-type="float">
            <text:p>85273</text:p>
          </table:table-cell>
          <table:table-cell table:number-columns-repeated="1013"/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41614" calcext:value-type="float">
            <text:p>41614</text:p>
          </table:table-cell>
          <table:table-cell table:formula="of:=SUM([.B14:.B$3])-SUM([.B16:.B$67])" office:value-type="float" office:value="-11684169" calcext:value-type="float">
            <text:p>-1168416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274733" calcext:value-type="float">
            <text:p>274733</text:p>
          </table:table-cell>
          <table:table-cell table:formula="of:=SUM([.F14:.F$3])-SUM([.F16:.F$67])" office:value-type="float" office:value="45514" calcext:value-type="float">
            <text:p>45514</text:p>
          </table:table-cell>
          <table:table-cell/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7044" calcext:value-type="float">
            <text:p>7044</text:p>
          </table:table-cell>
          <table:table-cell table:formula="of:=SUM([.J14:.J$3])-SUM([.J16:.J$32])" office:value-type="float" office:value="98432" calcext:value-type="float">
            <text:p>98432</text:p>
          </table:table-cell>
          <table:table-cell table:number-columns-repeated="1013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56796" calcext:value-type="float">
            <text:p>56796</text:p>
          </table:table-cell>
          <table:table-cell table:formula="of:=SUM([.B15:.B$3])-SUM([.B17:.B$67])" office:value-type="float" office:value="-11585759" calcext:value-type="float">
            <text:p>-1158575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234377" calcext:value-type="float">
            <text:p>234377</text:p>
          </table:table-cell>
          <table:table-cell table:formula="of:=SUM([.F15:.F$3])-SUM([.F17:.F$67])" office:value-type="float" office:value="554624" calcext:value-type="float">
            <text:p>554624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620" calcext:value-type="float">
            <text:p>5620</text:p>
          </table:table-cell>
          <table:table-cell table:formula="of:=SUM([.J15:.J$3])-SUM([.J17:.J$32])" office:value-type="float" office:value="111096" calcext:value-type="float">
            <text:p>111096</text:p>
          </table:table-cell>
          <table:table-cell table:number-columns-repeated="1013"/>
        </table:table-row>
        <table:table-row table:style-name="ro2"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85932" calcext:value-type="float">
            <text:p>85932</text:p>
          </table:table-cell>
          <table:table-cell table:formula="of:=SUM([.B16:.B$3])-SUM([.B18:.B$67])" office:value-type="float" office:value="-11443031" calcext:value-type="float">
            <text:p>-114430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5751" calcext:value-type="float">
            <text:p>295751</text:p>
          </table:table-cell>
          <table:table-cell table:formula="of:=SUM([.F16:.F$3])-SUM([.F18:.F$67])" office:value-type="float" office:value="1084752" calcext:value-type="float">
            <text:p>1084752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4896" calcext:value-type="float">
            <text:p>4896</text:p>
          </table:table-cell>
          <table:table-cell table:formula="of:=SUM([.J16:.J$3])-SUM([.J18:.J$32])" office:value-type="float" office:value="121612" calcext:value-type="float">
            <text:p>121612</text:p>
          </table:table-cell>
          <table:table-cell table:number-columns-repeated="1013"/>
        </table:table-row>
        <table:table-row table:style-name="ro2"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08992" calcext:value-type="float">
            <text:p>108992</text:p>
          </table:table-cell>
          <table:table-cell table:formula="of:=SUM([.B17:.B$3])-SUM([.B19:.B$67])" office:value-type="float" office:value="-11248107" calcext:value-type="float">
            <text:p>-1124810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76893" calcext:value-type="float">
            <text:p>176893</text:p>
          </table:table-cell>
          <table:table-cell table:formula="of:=SUM([.F17:.F$3])-SUM([.F19:.F$67])" office:value-type="float" office:value="1557396" calcext:value-type="float">
            <text:p>155739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141" calcext:value-type="float">
            <text:p>5141</text:p>
          </table:table-cell>
          <table:table-cell table:formula="of:=SUM([.J17:.J$3])-SUM([.J19:.J$32])" office:value-type="float" office:value="131649" calcext:value-type="float">
            <text:p>131649</text:p>
          </table:table-cell>
          <table:table-cell table:number-columns-repeated="1013"/>
        </table:table-row>
        <table:table-row table:style-name="ro2"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75542" calcext:value-type="float">
            <text:p>175542</text:p>
          </table:table-cell>
          <table:table-cell table:formula="of:=SUM([.B18:.B$3])-SUM([.B20:.B$67])" office:value-type="float" office:value="-10963573" calcext:value-type="float">
            <text:p>-1096357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146109" calcext:value-type="float">
            <text:p>146109</text:p>
          </table:table-cell>
          <table:table-cell table:formula="of:=SUM([.F18:.F$3])-SUM([.F20:.F$67])" office:value-type="float" office:value="1880398" calcext:value-type="float">
            <text:p>1880398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2000" calcext:value-type="float">
            <text:p>2000</text:p>
          </table:table-cell>
          <table:table-cell table:formula="of:=SUM([.J18:.J$3])-SUM([.J20:.J$32])" office:value-type="float" office:value="138790" calcext:value-type="float">
            <text:p>138790</text:p>
          </table:table-cell>
          <table:table-cell table:number-columns-repeated="1013"/>
        </table:table-row>
        <table:table-row table:style-name="ro2"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16357" calcext:value-type="float">
            <text:p>216357</text:p>
          </table:table-cell>
          <table:table-cell table:formula="of:=SUM([.B19:.B$3])-SUM([.B21:.B$67])" office:value-type="float" office:value="-10571674" calcext:value-type="float">
            <text:p>-1057167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69943" calcext:value-type="float">
            <text:p>169943</text:p>
          </table:table-cell>
          <table:table-cell table:formula="of:=SUM([.F19:.F$3])-SUM([.F21:.F$67])" office:value-type="float" office:value="2196450" calcext:value-type="float">
            <text:p>2196450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1743" calcext:value-type="float">
            <text:p>1743</text:p>
          </table:table-cell>
          <table:table-cell table:formula="of:=SUM([.J19:.J$3])-SUM([.J21:.J$32])" office:value-type="float" office:value="142533" calcext:value-type="float">
            <text:p>142533</text:p>
          </table:table-cell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958468" calcext:value-type="float">
            <text:p>958468</text:p>
          </table:table-cell>
          <table:table-cell table:formula="of:=SUM([.B20:.B$3])-SUM([.B22:.B$67])" office:value-type="float" office:value="-9396849" calcext:value-type="float">
            <text:p>-939684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117856" calcext:value-type="float">
            <text:p>117856</text:p>
          </table:table-cell>
          <table:table-cell table:formula="of:=SUM([.F20:.F$3])-SUM([.F22:.F$67])" office:value-type="float" office:value="2484249" calcext:value-type="float">
            <text:p>2484249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711" calcext:value-type="float">
            <text:p>711</text:p>
          </table:table-cell>
          <table:table-cell table:formula="of:=SUM([.J20:.J$3])-SUM([.J22:.J$32])" office:value-type="float" office:value="144987" calcext:value-type="float">
            <text:p>144987</text:p>
          </table:table-cell>
          <table:table-cell table:number-columns-repeated="1013"/>
        </table:table-row>
        <table:table-row table:style-name="ro2"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715079" calcext:value-type="float">
            <text:p>715079</text:p>
          </table:table-cell>
          <table:table-cell table:formula="of:=SUM([.B21:.B$3])-SUM([.B23:.B$67])" office:value-type="float" office:value="-7723302" calcext:value-type="float">
            <text:p>-772330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07161" calcext:value-type="float">
            <text:p>107161</text:p>
          </table:table-cell>
          <table:table-cell table:formula="of:=SUM([.F21:.F$3])-SUM([.F23:.F$67])" office:value-type="float" office:value="2709266" calcext:value-type="float">
            <text:p>2709266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531" calcext:value-type="float">
            <text:p>531</text:p>
          </table:table-cell>
          <table:table-cell table:formula="of:=SUM([.J21:.J$3])-SUM([.J23:.J$32])" office:value-type="float" office:value="146229" calcext:value-type="float">
            <text:p>146229</text:p>
          </table:table-cell>
          <table:table-cell table:number-columns-repeated="1013"/>
        </table:table-row>
        <table:table-row table:style-name="ro2"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593562" calcext:value-type="float">
            <text:p>593562</text:p>
          </table:table-cell>
          <table:table-cell table:formula="of:=SUM([.B22:.B$3])-SUM([.B24:.B$67])" office:value-type="float" office:value="-6414661" calcext:value-type="float">
            <text:p>-641466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67108" calcext:value-type="float">
            <text:p>67108</text:p>
          </table:table-cell>
          <table:table-cell table:formula="of:=SUM([.F22:.F$3])-SUM([.F24:.F$67])" office:value-type="float" office:value="2883535" calcext:value-type="float">
            <text:p>2883535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519" calcext:value-type="float">
            <text:p>519</text:p>
          </table:table-cell>
          <table:table-cell table:formula="of:=SUM([.J22:.J$3])-SUM([.J24:.J$32])" office:value-type="float" office:value="147279" calcext:value-type="float">
            <text:p>147279</text:p>
          </table:table-cell>
          <table:table-cell table:number-columns-repeated="1013"/>
        </table:table-row>
        <table:table-row table:style-name="ro2"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47669" calcext:value-type="float">
            <text:p>447669</text:p>
          </table:table-cell>
          <table:table-cell table:formula="of:=SUM([.B23:.B$3])-SUM([.B25:.B$67])" office:value-type="float" office:value="-5373430" calcext:value-type="float">
            <text:p>-537343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54740" calcext:value-type="float">
            <text:p>54740</text:p>
          </table:table-cell>
          <table:table-cell table:formula="of:=SUM([.F23:.F$3])-SUM([.F25:.F$67])" office:value-type="float" office:value="3005383" calcext:value-type="float">
            <text:p>3005383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825" calcext:value-type="float">
            <text:p>825</text:p>
          </table:table-cell>
          <table:table-cell table:formula="of:=SUM([.J23:.J$3])-SUM([.J25:.J$32])" office:value-type="float" office:value="148623" calcext:value-type="float">
            <text:p>148623</text:p>
          </table:table-cell>
          <table:table-cell table:number-columns-repeated="1013"/>
        </table:table-row>
        <table:table-row table:style-name="ro2"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371581" calcext:value-type="float">
            <text:p>371581</text:p>
          </table:table-cell>
          <table:table-cell table:formula="of:=SUM([.B24:.B$3])-SUM([.B26:.B$67])" office:value-type="float" office:value="-4554180" calcext:value-type="float">
            <text:p>-455418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7758" calcext:value-type="float">
            <text:p>47758</text:p>
          </table:table-cell>
          <table:table-cell table:formula="of:=SUM([.F24:.F$3])-SUM([.F26:.F$67])" office:value-type="float" office:value="3107881" calcext:value-type="float">
            <text:p>310788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840" calcext:value-type="float">
            <text:p>840</text:p>
          </table:table-cell>
          <table:table-cell table:formula="of:=SUM([.J24:.J$3])-SUM([.J26:.J$32])" office:value-type="float" office:value="150288" calcext:value-type="float">
            <text:p>150288</text:p>
          </table:table-cell>
          <table:table-cell table:number-columns-repeated="1013"/>
        </table:table-row>
        <table:table-row table:style-name="ro2"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70975" calcext:value-type="float">
            <text:p>370975</text:p>
          </table:table-cell>
          <table:table-cell table:formula="of:=SUM([.B25:.B$3])-SUM([.B27:.B$67])" office:value-type="float" office:value="-3811624" calcext:value-type="float">
            <text:p>-381162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42925" calcext:value-type="float">
            <text:p>42925</text:p>
          </table:table-cell>
          <table:table-cell table:formula="of:=SUM([.F25:.F$3])-SUM([.F27:.F$67])" office:value-type="float" office:value="3198564" calcext:value-type="float">
            <text:p>3198564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414" calcext:value-type="float">
            <text:p>414</text:p>
          </table:table-cell>
          <table:table-cell table:formula="of:=SUM([.J25:.J$3])-SUM([.J27:.J$32])" office:value-type="float" office:value="151542" calcext:value-type="float">
            <text:p>151542</text:p>
          </table:table-cell>
          <table:table-cell table:number-columns-repeated="1013"/>
        </table:table-row>
        <table:table-row table:style-name="ro2"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242217" calcext:value-type="float">
            <text:p>242217</text:p>
          </table:table-cell>
          <table:table-cell table:formula="of:=SUM([.B26:.B$3])-SUM([.B28:.B$67])" office:value-type="float" office:value="-3198432" calcext:value-type="float">
            <text:p>-31984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4475" calcext:value-type="float">
            <text:p>44475</text:p>
          </table:table-cell>
          <table:table-cell table:formula="of:=SUM([.F26:.F$3])-SUM([.F28:.F$67])" office:value-type="float" office:value="3285964" calcext:value-type="float">
            <text:p>3285964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201" calcext:value-type="float">
            <text:p>201</text:p>
          </table:table-cell>
          <table:table-cell table:formula="of:=SUM([.J26:.J$3])-SUM([.J28:.J$32])" office:value-type="float" office:value="152157" calcext:value-type="float">
            <text:p>152157</text:p>
          </table:table-cell>
          <table:table-cell table:number-columns-repeated="1013"/>
        </table:table-row>
        <table:table-row table:style-name="ro2"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816944" calcext:value-type="float">
            <text:p>816944</text:p>
          </table:table-cell>
          <table:table-cell table:formula="of:=SUM([.B27:.B$3])-SUM([.B29:.B$67])" office:value-type="float" office:value="-2139271" calcext:value-type="float">
            <text:p>-213927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30018" calcext:value-type="float">
            <text:p>30018</text:p>
          </table:table-cell>
          <table:table-cell table:formula="of:=SUM([.F27:.F$3])-SUM([.F29:.F$67])" office:value-type="float" office:value="3360457" calcext:value-type="float">
            <text:p>336045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2" calcext:value-type="float">
            <text:p>102</text:p>
          </table:table-cell>
          <table:table-cell table:formula="of:=SUM([.J27:.J$3])-SUM([.J29:.J$32])" office:value-type="float" office:value="152460" calcext:value-type="float">
            <text:p>152460</text:p>
          </table:table-cell>
          <table:table-cell table:number-columns-repeated="1013"/>
        </table:table-row>
        <table:table-row table:style-name="ro2"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648530" calcext:value-type="float">
            <text:p>648530</text:p>
          </table:table-cell>
          <table:table-cell table:formula="of:=SUM([.B28:.B$3])-SUM([.B30:.B$67])" office:value-type="float" office:value="-673797" calcext:value-type="float">
            <text:p>-67379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22137" calcext:value-type="float">
            <text:p>22137</text:p>
          </table:table-cell>
          <table:table-cell table:formula="of:=SUM([.F28:.F$3])-SUM([.F30:.F$67])" office:value-type="float" office:value="3412612" calcext:value-type="float">
            <text:p>3412612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105" calcext:value-type="float">
            <text:p>105</text:p>
          </table:table-cell>
          <table:table-cell table:formula="of:=SUM([.J28:.J$3])-SUM([.J30:.J$32])" office:value-type="float" office:value="152667" calcext:value-type="float">
            <text:p>152667</text:p>
          </table:table-cell>
          <table:table-cell table:number-columns-repeated="1013"/>
        </table:table-row>
        <table:table-row table:style-name="ro2"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530011" calcext:value-type="float">
            <text:p>530011</text:p>
          </table:table-cell>
          <table:table-cell table:formula="of:=SUM([.B29:.B$3])-SUM([.B31:.B$67])" office:value-type="float" office:value="504744" calcext:value-type="float">
            <text:p>50474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20288" calcext:value-type="float">
            <text:p>20288</text:p>
          </table:table-cell>
          <table:table-cell table:formula="of:=SUM([.F29:.F$3])-SUM([.F31:.F$67])" office:value-type="float" office:value="3455037" calcext:value-type="float">
            <text:p>3455037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303" calcext:value-type="float">
            <text:p>303</text:p>
          </table:table-cell>
          <table:table-cell table:formula="of:=SUM([.J29:.J$3])-SUM([.J31:.J$32])" office:value-type="float" office:value="153075" calcext:value-type="float">
            <text:p>153075</text:p>
          </table:table-cell>
          <table:table-cell table:number-columns-repeated="101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530555" calcext:value-type="float">
            <text:p>530555</text:p>
          </table:table-cell>
          <table:table-cell table:formula="of:=SUM([.B30:.B$3])-SUM([.B32:.B$67])" office:value-type="float" office:value="1565310" calcext:value-type="float">
            <text:p>1565310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138" calcext:value-type="float">
            <text:p>9138</text:p>
          </table:table-cell>
          <table:table-cell table:formula="of:=SUM([.F30:.F$3])-SUM([.F32:.F$67])" office:value-type="float" office:value="3484463" calcext:value-type="float">
            <text:p>3484463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204" calcext:value-type="float">
            <text:p>204</text:p>
          </table:table-cell>
          <table:table-cell table:formula="of:=SUM([.J30:.J$3])-SUM([.J32:.J$32])" office:value-type="float" office:value="153582" calcext:value-type="float">
            <text:p>153582</text:p>
          </table:table-cell>
          <table:table-cell table:number-columns-repeated="1013"/>
        </table:table-row>
        <table:table-row table:style-name="ro2"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457936" calcext:value-type="float">
            <text:p>457936</text:p>
          </table:table-cell>
          <table:table-cell table:formula="of:=SUM([.B31:.B$3])-SUM([.B33:.B$67])" office:value-type="float" office:value="2553801" calcext:value-type="float">
            <text:p>25538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21650" calcext:value-type="float">
            <text:p>21650</text:p>
          </table:table-cell>
          <table:table-cell table:formula="of:=SUM([.F31:.F$3])-SUM([.F33:.F$67])" office:value-type="float" office:value="3515251" calcext:value-type="float">
            <text:p>3515251</text:p>
          </table:table-cell>
          <table:table-cell/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1259" calcext:value-type="float">
            <text:p>1259</text:p>
          </table:table-cell>
          <table:table-cell table:formula="of:=SUM([.J31:.J$3])-SUM([.J33:.J$32])" office:value-type="float" office:value="-2518" calcext:value-type="float">
            <text:p>-2518</text:p>
          </table:table-cell>
          <table:table-cell table:number-columns-repeated="1013"/>
        </table:table-row>
        <table:table-row table:style-name="ro2"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52693" calcext:value-type="float">
            <text:p>352693</text:p>
          </table:table-cell>
          <table:table-cell table:formula="of:=SUM([.B32:.B$3])-SUM([.B34:.B$67])" office:value-type="float" office:value="3364430" calcext:value-type="float">
            <text:p>3364430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6556" calcext:value-type="float">
            <text:p>6556</text:p>
          </table:table-cell>
          <table:table-cell table:number-columns-repeated="1018"/>
        </table:table-row>
        <table:table-row table:style-name="ro2"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71099" calcext:value-type="float">
            <text:p>571099</text:p>
          </table:table-cell>
          <table:table-cell table:formula="of:=SUM([.B33:.B$3])-SUM([.B35:.B$67])" office:value-type="float" office:value="4288222" calcext:value-type="float">
            <text:p>428822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20238" calcext:value-type="float">
            <text:p>20238</text:p>
          </table:table-cell>
          <table:table-cell table:number-columns-repeated="1018"/>
        </table:table-row>
        <table:table-row table:style-name="ro2"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453795" calcext:value-type="float">
            <text:p>453795</text:p>
          </table:table-cell>
          <table:table-cell table:formula="of:=SUM([.B34:.B$3])-SUM([.B36:.B$67])" office:value-type="float" office:value="5313116" calcext:value-type="float">
            <text:p>531311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6230" calcext:value-type="float">
            <text:p>6230</text:p>
          </table:table-cell>
          <table:table-cell table:number-columns-repeated="1018"/>
        </table:table-row>
        <table:table-row table:style-name="ro2"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36699" calcext:value-type="float">
            <text:p>336699</text:p>
          </table:table-cell>
          <table:table-cell table:formula="of:=SUM([.B35:.B$3])-SUM([.B37:.B$67])" office:value-type="float" office:value="6103610" calcext:value-type="float">
            <text:p>6103610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5316" calcext:value-type="float">
            <text:p>5316</text:p>
          </table:table-cell>
          <table:table-cell table:number-columns-repeated="1018"/>
        </table:table-row>
        <table:table-row table:style-name="ro2"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399356" calcext:value-type="float">
            <text:p>399356</text:p>
          </table:table-cell>
          <table:table-cell table:formula="of:=SUM([.B36:.B$3])-SUM([.B38:.B$67])" office:value-type="float" office:value="6839665" calcext:value-type="float">
            <text:p>68396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610" calcext:value-type="float">
            <text:p>4610</text:p>
          </table:table-cell>
          <table:table-cell table:number-columns-repeated="1018"/>
        </table:table-row>
        <table:table-row table:style-name="ro2"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86100" calcext:value-type="float">
            <text:p>386100</text:p>
          </table:table-cell>
          <table:table-cell table:formula="of:=SUM([.B37:.B$3])-SUM([.B39:.B$67])" office:value-type="float" office:value="7625121" calcext:value-type="float">
            <text:p>762512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1390" calcext:value-type="float">
            <text:p>1390</text:p>
          </table:table-cell>
          <table:table-cell table:number-columns-repeated="1018"/>
        </table:table-row>
        <table:table-row table:style-name="ro2"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325141" calcext:value-type="float">
            <text:p>325141</text:p>
          </table:table-cell>
          <table:table-cell table:formula="of:=SUM([.B38:.B$3])-SUM([.B40:.B$67])" office:value-type="float" office:value="8336362" calcext:value-type="float">
            <text:p>833636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3101" calcext:value-type="float">
            <text:p>3101</text:p>
          </table:table-cell>
          <table:table-cell table:number-columns-repeated="1018"/>
        </table:table-row>
        <table:table-row table:style-name="ro2"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95092" calcext:value-type="float">
            <text:p>295092</text:p>
          </table:table-cell>
          <table:table-cell table:formula="of:=SUM([.B39:.B$3])-SUM([.B41:.B$67])" office:value-type="float" office:value="8956595" calcext:value-type="float">
            <text:p>895659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1871" calcext:value-type="float">
            <text:p>1871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245159" calcext:value-type="float">
            <text:p>245159</text:p>
          </table:table-cell>
          <table:table-cell table:formula="of:=SUM([.B40:.B$3])-SUM([.B42:.B$67])" office:value-type="float" office:value="9496846" calcext:value-type="float">
            <text:p>949684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1791" calcext:value-type="float">
            <text:p>1791</text:p>
          </table:table-cell>
          <table:table-cell table:number-columns-repeated="1018"/>
        </table:table-row>
        <table:table-row table:style-name="ro2"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164222" calcext:value-type="float">
            <text:p>164222</text:p>
          </table:table-cell>
          <table:table-cell table:formula="of:=SUM([.B41:.B$3])-SUM([.B43:.B$67])" office:value-type="float" office:value="9906227" calcext:value-type="float">
            <text:p>9906227</text:p>
          </table:table-cell>
          <table:table-cell table:number-columns-repeated="1021"/>
        </table:table-row>
        <table:table-row table:style-name="ro2"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66361" calcext:value-type="float">
            <text:p>166361</text:p>
          </table:table-cell>
          <table:table-cell table:formula="of:=SUM([.B42:.B$3])-SUM([.B44:.B$67])" office:value-type="float" office:value="10236810" calcext:value-type="float">
            <text:p>10236810</text:p>
          </table:table-cell>
          <table:table-cell table:number-columns-repeated="1021"/>
        </table:table-row>
        <table:table-row table:style-name="ro2"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43210" calcext:value-type="float">
            <text:p>143210</text:p>
          </table:table-cell>
          <table:table-cell table:formula="of:=SUM([.B43:.B$3])-SUM([.B45:.B$67])" office:value-type="float" office:value="10546381" calcext:value-type="float">
            <text:p>10546381</text:p>
          </table:table-cell>
          <table:table-cell table:number-columns-repeated="1021"/>
        </table:table-row>
        <table:table-row table:style-name="ro2"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113977" calcext:value-type="float">
            <text:p>113977</text:p>
          </table:table-cell>
          <table:table-cell table:formula="of:=SUM([.B44:.B$3])-SUM([.B46:.B$67])" office:value-type="float" office:value="10803568" calcext:value-type="float">
            <text:p>10803568</text:p>
          </table:table-cell>
          <table:table-cell table:number-columns-repeated="1021"/>
        </table:table-row>
        <table:table-row table:style-name="ro2"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06954" calcext:value-type="float">
            <text:p>106954</text:p>
          </table:table-cell>
          <table:table-cell table:formula="of:=SUM([.B45:.B$3])-SUM([.B47:.B$67])" office:value-type="float" office:value="11024499" calcext:value-type="float">
            <text:p>11024499</text:p>
          </table:table-cell>
          <table:table-cell table:number-columns-repeated="1021"/>
        </table:table-row>
        <table:table-row table:style-name="ro2"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78517" calcext:value-type="float">
            <text:p>78517</text:p>
          </table:table-cell>
          <table:table-cell table:formula="of:=SUM([.B46:.B$3])-SUM([.B48:.B$67])" office:value-type="float" office:value="11209970" calcext:value-type="float">
            <text:p>11209970</text:p>
          </table:table-cell>
          <table:table-cell table:number-columns-repeated="1021"/>
        </table:table-row>
        <table:table-row table:style-name="ro2"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6861" calcext:value-type="float">
            <text:p>56861</text:p>
          </table:table-cell>
          <table:table-cell table:formula="of:=SUM([.B47:.B$3])-SUM([.B49:.B$67])" office:value-type="float" office:value="11345348" calcext:value-type="float">
            <text:p>11345348</text:p>
          </table:table-cell>
          <table:table-cell table:number-columns-repeated="1021"/>
        </table:table-row>
        <table:table-row table:style-name="ro2"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39499" calcext:value-type="float">
            <text:p>39499</text:p>
          </table:table-cell>
          <table:table-cell table:formula="of:=SUM([.B48:.B$3])-SUM([.B50:.B$67])" office:value-type="float" office:value="11441708" calcext:value-type="float">
            <text:p>11441708</text:p>
          </table:table-cell>
          <table:table-cell table:number-columns-repeated="1021"/>
        </table:table-row>
        <table:table-row table:style-name="ro2"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49500" calcext:value-type="float">
            <text:p>49500</text:p>
          </table:table-cell>
          <table:table-cell table:formula="of:=SUM([.B49:.B$3])-SUM([.B51:.B$67])" office:value-type="float" office:value="11530707" calcext:value-type="float">
            <text:p>11530707</text:p>
          </table:table-cell>
          <table:table-cell table:number-columns-repeated="102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2007" calcext:value-type="float">
            <text:p>32007</text:p>
          </table:table-cell>
          <table:table-cell table:number-columns-repeated="1022"/>
        </table:table-row>
        <table:table-row table:style-name="ro2"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17452" calcext:value-type="float">
            <text:p>17452</text:p>
          </table:table-cell>
          <table:table-cell table:number-columns-repeated="1022"/>
        </table:table-row>
        <table:table-row table:style-name="ro2"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17132" calcext:value-type="float">
            <text:p>17132</text:p>
          </table:table-cell>
          <table:table-cell table:number-columns-repeated="1022"/>
        </table:table-row>
        <table:table-row table:style-name="ro2"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5867" calcext:value-type="float">
            <text:p>15867</text:p>
          </table:table-cell>
          <table:table-cell table:number-columns-repeated="1022"/>
        </table:table-row>
        <table:table-row table:style-name="ro2"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8509" calcext:value-type="float">
            <text:p>8509</text:p>
          </table:table-cell>
          <table:table-cell table:number-columns-repeated="1022"/>
        </table:table-row>
        <table:table-row table:style-name="ro2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8058" calcext:value-type="float">
            <text:p>8058</text:p>
          </table:table-cell>
          <table:table-cell table:number-columns-repeated="1022"/>
        </table:table-row>
        <table:table-row table:style-name="ro2"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821" calcext:value-type="float">
            <text:p>1821</text:p>
          </table:table-cell>
          <table:table-cell table:number-columns-repeated="1022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3549" calcext:value-type="float">
            <text:p>3549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4002" calcext:value-type="float">
            <text:p>4002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4332" calcext:value-type="float">
            <text:p>4332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331" calcext:value-type="float">
            <text:p>4331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543" calcext:value-type="float">
            <text:p>3543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249" calcext:value-type="float">
            <text:p>24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1442" calcext:value-type="float">
            <text:p>1442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1178" calcext:value-type="float">
            <text:p>1178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00/00/0000</text:date>, <text:time style:data-style-name="N2" text:time-value="20:11:51.3666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5:01:29.234322000</meta:creation-date>
    <dc:date>2020-01-22T15:51:35.700698000</dc:date>
    <meta:editing-duration>P1DT17M24S</meta:editing-duration>
    <meta:editing-cycles>3</meta:editing-cycles>
    <meta:generator>LibreOffice/5.3.0.3$MacOSX_X86_64 LibreOffice_project/7074905676c47b82bbcfbea1aeefc84afe1c50e1</meta:generator>
    <meta:document-statistic meta:table-count="1" meta:cell-count="394" meta:object-count="0"/>
    <meta:user-defined meta:name=""/>
  </office:meta>
</office:document-meta>
</file>